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28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29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30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31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32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gr33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4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5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27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27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27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9cm" svg:x="42cm" svg:y="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Разметка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30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Разметка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49cm" svg:height="37cm" svg:x="54cm" svg:y="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Разметка" svg:width="49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3" draw:text-style-name="P1" draw:layer="layout" svg:width="7cm" svg:height="7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63cm" svg:y="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1cm" svg:y="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9cm" svg:y="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87cm" svg:y="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95cm" svg:y="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55cm" svg:y="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63cm" svg:y="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1cm" svg:y="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9cm" svg:y="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87cm" svg:y="4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95cm" svg:y="4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55cm" svg:y="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63cm" svg:y="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1cm" svg:y="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9cm" svg:y="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87cm" svg:y="4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95cm" svg:y="4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55cm" svg:y="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63cm" svg:y="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1cm" svg:y="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9cm" svg:y="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87cm" svg:y="5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95cm" svg:y="5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55cm" svg:y="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63cm" svg:y="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1cm" svg:y="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79cm" svg:y="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87cm" svg:y="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7cm" svg:height="7cm" svg:x="95cm" svg:y="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55cm" svg:y="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63cm" svg:y="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1cm" svg:y="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79cm" svg:y="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87cm" svg:y="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7cm" svg:height="3cm" svg:x="95cm" svg:y="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37cm" svg:x="104cm" svg:y="3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2T19:06:03.153000000</dc:date>
    <meta:editing-duration>PT17H13M26S</meta:editing-duration>
    <meta:editing-cycles>82</meta:editing-cycles>
    <meta:generator>LibreOffice/4.1.0.4$Windows_x86 LibreOffice_project/89ea49ddacd9aa532507cbf852f2bb22b1ace28</meta:generator>
    <meta:document-statistic meta:object-count="447"/>
  </office:meta>
</office:document-meta>
</file>